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32.214cm" svg:height="23.534cm" svg:x="4.626cm" svg:y="0.106cm">
            <draw:object draw:notify-on-update-of-ranges="Feuille1.A1:Feuille1.A6 Feuille1.B1:Feuille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Modem</text:p>
          </table:table-cell>
          <table:table-cell office:value-type="float" office:value="0.056">
            <text:p>0,056</text:p>
          </table:table-cell>
          <table:table-cell table:formula="of:=[.B1]/1000" office:value-type="float" office:value="0.000056">
            <text:p>0,000056</text:p>
          </table:table-cell>
        </table:table-row>
        <table:table-row table:style-name="ro1">
          <table:table-cell office:value-type="string">
            <text:p>DSL</text:p>
          </table:table-cell>
          <table:table-cell office:value-type="float" office:value="1">
            <text:p>1</text:p>
          </table:table-cell>
          <table:table-cell table:formula="of:=[.B2]/1000" office:value-type="float" office:value="0.001">
            <text:p>0,001</text:p>
          </table:table-cell>
        </table:table-row>
        <table:table-row table:style-name="ro2">
          <table:table-cell office:value-type="string">
            <text:p>Bell Fibe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office:value-type="string">
            <text:p>Ethernet</text:p>
            <text:p>100 Mbps</text:p>
          </table:table-cell>
          <table:table-cell office:value-type="float" office:value="100">
            <text:p>100</text:p>
          </table:table-cell>
          <table:table-cell table:formula="of:=[.B5]/1000" office:value-type="float" office:value="0.15">
            <text:p>0,15</text:p>
          </table:table-cell>
        </table:table-row>
        <table:table-row table:style-name="ro2">
          <table:table-cell office:value-type="string">
            <text:p>Wifi N</text:p>
          </table:table-cell>
          <table:table-cell office:value-type="float" office:value="150">
            <text:p>150</text:p>
          </table:table-cell>
          <table:table-cell table:formula="of:=[.B4]/1000" office:value-type="float" office:value="0.1">
            <text:p>0,1</text:p>
          </table:table-cell>
        </table:table-row>
        <table:table-row table:style-name="ro3">
          <table:table-cell office:value-type="string">
            <text:p>Ethernet</text:p>
            <text:p><text:s/>Gigabit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2-10-31T23:51:31</meta:creation-date>
    <dc:date>2012-11-01T00:07:10</dc:date>
    <dc:creator>nicolas </dc:creator>
    <meta:editing-duration>PT29S</meta:editing-duration>
    <meta:editing-cycles>1</meta:editing-cycles>
    <meta:document-statistic meta:table-count="3" meta:cell-count="16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215cm" svg:height="23.535cm" xlink:href=".." xlink:type="simple" chart:class="chart:bar" chart:style-name="ch1">
        <chart:plot-area chart:style-name="ch2" table:cell-range-address="Feuille1.A1:Feuille1.B6" chart:data-source-has-labels="column" svg:x="1.655cm" svg:y="2.015cm" svg:width="29.272cm" svg:height="20.63cm">
          <chartooo:coordinate-region svg:x="2.647cm" svg:y="2.215cm" svg:width="28.28cm" svg:height="19.386cm"/>
          <chart:axis chart:dimension="x" chart:name="primary-x" chart:style-name="ch3" chartooo:axis-type="auto">
            <chartooo:date-scale/>
            <chart:categories table:cell-range-address="Feuille1.A1:Feuille1.A6"/>
          </chart:axis>
          <chart:axis chart:dimension="y" chart:name="primary-y" chart:style-name="ch4">
            <chart:title svg:x="0.451cm" svg:y="12.784cm" chart:style-name="ch5">
              <text:p>Mbps</text:p>
            </chart:title>
            <chart:grid chart:style-name="ch6" chart:class="major"/>
          </chart:axis>
          <chart:series chart:style-name="ch7" chart:values-cell-range-address="Feuille1.B1:Feuille1.B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Modem</text:p>
                <draw:g>
                  <svg:desc>Feuille1.A1:Feuille1.A6</svg:desc>
                </draw:g>
              </table:table-cell>
              <table:table-cell office:value-type="float" office:value="0.056">
                <text:p>0.056</text:p>
                <draw:g>
                  <svg:desc>Feuille1.B1:Feuille1.B6</svg:desc>
                </draw:g>
              </table:table-cell>
            </table:table-row>
            <table:table-row>
              <table:table-cell office:value-type="string">
                <text:p>DS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ll Fib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thernet
100 Mbp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Wifi 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Ethernet
 Gigabit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